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/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eeeeee" fo:border-left="0.002cm solid #000000" fo:border-right="none" fo:border-top="none"/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eeeeee" fo:border-left="0.002cm solid #000000" fo:border-right="none" fo:border-top="none"/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2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office:value-type="string">
            <text:p>Baptiste</text:p>
          </table:table-cell>
          <table:table-cell office:value-type="string">
            <text:p>Benoît</text:p>
          </table:table-cell>
          <table:table-cell office:value-type="string">
            <text:p>Gabriel</text:p>
          </table:table-cell>
          <table:table-cell office:value-type="string">
            <text:p>Prateek</text:p>
          </table:table-cell>
          <table:table-cell office:value-type="string">
            <text:p>Mikaïl</text:p>
          </table:table-cell>
          <table:table-cell office:value-type="string">
            <text:p>Dane</text:p>
          </table:table-cell>
          <table:table-cell table:style-name="ce10" office:value-type="string">
            <text:p>final</text:p>
          </table:table-cell>
          <table:table-cell office:value-type="string">
            <text:p>Number of tasks</text:p>
          </table:table-cell>
          <table:table-cell office:value-type="string">
            <text:p>sprint</text:p>
          </table:table-cell>
          <table:table-cell/>
        </table:table-row>
        <table:table-row table:style-name="ro1">
          <table:table-cell table:style-name="ce1" office:value-type="string">
            <text:p>GUI Application</text:p>
          </table:table-cell>
          <table:table-cell table:number-columns-repeated="6"/>
          <table:table-cell table:style-name="ce11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rogrammation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pplication's te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3" office:value-type="string">
            <text:p>Game repla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style-name="ce3" office:value-type="string">
            <text:p>Test of replay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style-name="ce11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MCTS algorithm</text:p>
          </table:table-cell>
          <table:table-cell table:style-name="ce8" table:number-columns-repeated="6"/>
          <table:table-cell table:style-name="ce10"/>
          <table:table-cell table:style-name="ce14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5" office:value-type="string">
            <text:p>Test CAF on Window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6" office:value-type="string">
            <text:p>MCTS general algorithm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7.5">
            <text:p>7,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5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6" office:value-type="string">
            <text:p>Test of MCTS algorithm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7">
            <text:p>7</text:p>
          </table:table-cell>
          <table:table-cell table:style-name="ce15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5" office:value-type="string">
            <text:p>MCTS applied to TicTacTo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5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5" office:value-type="string">
            <text:p>Test of MCTS algorithm on TicTacTo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style-name="ce15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6" office:value-type="string">
            <text:p>MCTS applied to Connect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5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6" office:value-type="string">
            <text:p>Test of MCTS algorithm on Connect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style-name="ce15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5" office:value-type="string">
            <text:p>MCTS <text:s/>applied to Arimaa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5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5" office:value-type="string">
            <text:p>Test of MCTS algorithm on Arimaa versus humans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5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5" office:value-type="string">
            <text:p>Test of MCTS algorithm on Arimaa versus other AI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style-name="ce15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6" office:value-type="string">
            <text:p>Implement MCTS with Boost library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6" office:value-type="string">
            <text:p>Test of MTCS boost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5" office:value-type="string">
            <text:p>Implement MCTS with memory management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5" office:value-type="string">
            <text:p>Test of MCTS with memory managemen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6" office:value-type="string">
            <text:p>MCTS time test (statistics)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7" office:value-type="string">
            <text:p>Test of MCTS time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2"/>
        </table:table-row>
        <table:table-row table:style-name="ro2"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Converter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mplement the converter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the conver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parallelization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mplement CPU parallelization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CPU parallelizatio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mplement cluster parallelization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Test cluster parallelizati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mplement GPU parallelization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GPU parallelizatio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s on Grid5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s in depart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Reports and presentations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onception report first draft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nception report last draf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3" office:value-type="string">
            <text:p>HTML pag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style-name="ce3" office:value-type="string">
            <text:p>HTML page final version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3" office:value-type="string">
            <text:p>Documentation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Planning assessment report first draft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Final report first draft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Planning assessment report last draf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3" office:value-type="string">
            <text:p>Final report last draft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Project presentati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reation of the CD of the appli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3" office:value-type="string">
            <text:p>Demonstrati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SUM([.I1:.I52])" office:value-type="float" office:value="42">
            <text:p>42</text:p>
          </table:table-cell>
          <table:table-cell table:number-columns-repeated="2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7"/>
          <table:table-cell table:style-name="ce13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/12/2014</text:date>, <text:time>15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19T15:41:19.45</dc:date>
    <meta:editing-duration>PT6H33M58S</meta:editing-duration>
    <meta:editing-cycles>35</meta:editing-cycles>
    <meta:generator>OpenOffice/4.1.1$Win32 OpenOffice.org_project/411m6$Build-9775</meta:generator>
    <dc:creator>Benoit Viguier</dc:creator>
    <meta:document-statistic meta:table-count="1" meta:cell-count="364" meta:object-count="0"/>
  </office:meta>
</office:document-meta>
</file>